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10ad"/>
    </style:style>
    <style:style style:name="P2" style:family="paragraph" style:parent-style-name="Standard">
      <style:text-properties officeooo:rsid="000db86b" officeooo:paragraph-rsid="000db86b"/>
    </style:style>
    <style:style style:name="P3" style:family="paragraph" style:parent-style-name="Standard">
      <style:text-properties officeooo:rsid="000de0d1" officeooo:paragraph-rsid="000de0d1"/>
    </style:style>
    <style:style style:name="P4" style:family="paragraph" style:parent-style-name="Standard">
      <style:text-properties officeooo:rsid="000f7f5c" officeooo:paragraph-rsid="000f7f5c"/>
    </style:style>
    <style:style style:name="P5" style:family="paragraph" style:parent-style-name="Standard">
      <style:text-properties officeooo:rsid="0012686c" officeooo:paragraph-rsid="0012686c"/>
    </style:style>
    <style:style style:name="P6" style:family="paragraph" style:parent-style-name="Standard">
      <style:text-properties officeooo:rsid="0018f8bd" officeooo:paragraph-rsid="0018f8bd"/>
    </style:style>
    <style:style style:name="P7" style:family="paragraph" style:parent-style-name="Standard">
      <style:text-properties officeooo:rsid="001a43a1" officeooo:paragraph-rsid="001a43a1"/>
    </style:style>
    <style:style style:name="P8" style:family="paragraph" style:parent-style-name="Standard">
      <style:text-properties officeooo:rsid="001a47de" officeooo:paragraph-rsid="001a47de"/>
    </style:style>
    <style:style style:name="T1" style:family="text">
      <style:text-properties officeooo:rsid="000910ad"/>
    </style:style>
    <style:style style:name="T2" style:family="text">
      <style:text-properties officeooo:rsid="000ae218"/>
    </style:style>
    <style:style style:name="T3" style:family="text">
      <style:text-properties officeooo:rsid="00106fbf"/>
    </style:style>
    <style:style style:name="T4" style:family="text">
      <style:text-properties officeooo:rsid="001389be"/>
    </style:style>
    <style:style style:name="T5" style:family="text">
      <style:text-properties officeooo:rsid="0018f8bd"/>
    </style:style>
    <style:style style:name="T6" style:family="text">
      <style:text-properties officeooo:rsid="001a43a1"/>
    </style:style>
    <style:style style:name="T7" style:family="text">
      <style:text-properties officeooo:rsid="001a47de"/>
    </style:style>
    <style:style style:name="T8" style:family="text">
      <style:text-properties officeooo:rsid="001cfc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什么是重投影</text:p>
      <text:p text:style-name="P1">m<text:span text:style-name="T1">0w为什么那么计算</text:span></text:p>
      <text:p text:style-name="P1">为什么相机中心和该地图点的距离不能太近不能太远</text:p>
      <text:p text:style-name="P1"/>
      <text:p text:style-name="P1"/>
      <text:p text:style-name="P1">我想知道<text:span text:style-name="T2">orbslam是怎么把2d点变成3d点的。3d投影到2d的，我写的没有问题，因为我的点只在相邻的camera frame上用，所以不用考虑其他乱七八糟的。</text:span></text:p>
      <text:p text:style-name="P1"/>
      <text:p text:style-name="P2">orbslam没有用到语义信息。语义信息更可靠，存储更方便。所以我想用语义信息来作image tracking。我想用的matching criteria是Mutual information。我需要看看目前有没有论文用到mutual information和语义信息来作tracking。</text:p>
      <text:p text:style-name="P2"/>
      <text:p text:style-name="P2"/>
      <text:p text:style-name="P3">我们2d到3d还有3d到2d的转换可以加上“转换后和转换前的点的语义信息必须相同”这点来使转换更准确。但这一步可以以后再加。</text:p>
      <text:p text:style-name="P3"/>
      <text:p text:style-name="P3"/>
      <text:p text:style-name="P3">两种方法：</text:p>
      <text:p text:style-name="P4">1：将点云投影到第一张图片，过滤掉不合适的点，剩下的点哪些在图片template的范围内哪些就是我们要的点，记录下这些点的index。然后将这些点再投影到第二张图片，我们就知道第一张图片和第二张图片中<text:span text:style-name="T3">template内的Pixel的联系了。</text:span></text:p>
      <text:p text:style-name="P4"/>
      <text:p text:style-name="P5">2：将第一张图片中的template内的点reproject到点云，再把这些点投影到第二张图片</text:p>
      <text:p text:style-name="P5"/>
      <text:p text:style-name="P5">第二种方法可以减少计算量<text:span text:style-name="T4">，但是因为3d点投影到图片上是经过了round up的（需要round成整数），所以，当我们把图片上的点反投影回3d点的时候，不会很精确。而且还涉及到给pixel加宽度，想想就麻烦。</text:span></text:p>
      <text:p text:style-name="P5"/>
      <text:p text:style-name="P5"/>
      <text:p text:style-name="P5">第一种方法详解<text:span text:style-name="T5">：</text:span></text:p>
      <text:p text:style-name="P6">1 将点云的点汇总成一个大的Nx3x1或者Nx1x3的矩阵。每个点在N维的序列号当作他们的index</text:p>
      <text:p text:style-name="P6">2 将点云的点投射到第一张图片中</text:p>
      <text:p text:style-name="P6">3 过滤掉深度小于<text:span text:style-name="T6">0以及在template外的点。保存剩余的点的index</text:span></text:p>
      <text:p text:style-name="P7">4 根据<text:span text:style-name="T7">3d点的index,给他们投影到的点一个对应的index，并记录该点在图片内的坐标。可以将这些汇入一个新的矩阵里</text:span></text:p>
      <text:p text:style-name="P7">5 将这些3d点汇入一个新的matrix并投影到下一张图片上</text:p>
      <text:p text:style-name="P7">6 同样记下每个3d点对应的图片上的pixel的序号<text:span text:style-name="T8">，以及坐标</text:span></text:p>
      <text:p text:style-name="P8">7 将两组序号<text:span text:style-name="T8">map，然后根据坐标去match 语义信息</text:span></text:p>
      <text:p text:style-name="P5"/>
      <text:p text:style-name="P5"/>
      <text:p text:style-name="P6">MI理解：</text:p>
      <text:p text:style-name="P5">直观上，互信息度量 X 和 Y 共享的信息：它度量知道这两个变量其中一个，对另一个不确定度减少的程度。例如，如果 X 和 Y 相互独立，则知道 X 不对 Y 提供任何信息，反之亦然，所以它们的互信息为零。在另一个极端，如果 X 是 Y 的一个确定性函数，且 Y 也是 X 的一个确定性函数，那么传递的所有信息被 X 和 Y 共享：知道 X 决定 Y 的值，反之亦然。因此，在此情形互信息与 Y（或 X）单独包含的不确定度相同，称作 Y（或 X）的<text:a xlink:type="simple" xlink:href="https://zh.wikipedia.org/wiki/信息熵" text:style-name="Internet_20_link" text:visited-style-name="Visited_20_Internet_20_Link">熵</text:a>。而且，这个互信息与 X 的熵和 Y 的熵相同。</text:p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6T18:34:35.264654466</meta:creation-date>
    <dc:date>2022-07-17T12:17:29.397247439</dc:date>
    <meta:editing-duration>PT2H31M55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869" meta:character-count="1115" meta:non-whitespace-character-count="1065"/>
  </office:meta>
</office:document-meta>
</file>